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4" draw:id="id4" draw:layer="layout" svg:width="8.071cm" svg:height="2.3cm" svg:x="3cm" svg:y="1.3cm">
          <text:p text:style-name="P1"><text:span text:style-name="T1">Haskell</text:span><text:span text:style-name="T1">ソースコー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8.1cm" svg:height="2.3cm" svg:x="3cm" svg:y="10.9cm">
          <text:p text:style-name="P1"><text:span text:style-name="T1">C</text:span><text:span text:style-name="T1">言語ソースコー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7.2cm" svg:height="2.3cm" svg:x="11.8cm" svg:y="10.9cm">
          <text:p text:style-name="P1"><text:span text:style-name="T1">bootloader</text:span><text:span text:style-name="T1">対応</text:span><text:span text:style-name="T1">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8.2cm" svg:height="2.3cm" svg:x="8cm" svg:y="17.3cm">
          <text:p text:style-name="P1"><text:span text:style-name="T1">実行バイナリ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7.05cm" svg:y1="13.2cm" svg:x2="12.1cm" svg:y2="17.3cm" draw:start-shape="id1" draw:start-glue-point="2" draw:end-shape="id2" svg:d="m7050 13200v2051h5050v2049" svg:viewBox="0 0 5051 4101">
          <text:p/>
        </draw:connector>
        <draw:connector draw:style-name="gr2" draw:text-style-name="P1" draw:layer="layout" svg:x1="15.4cm" svg:y1="13.2cm" svg:x2="12.1cm" svg:y2="17.3cm" draw:start-shape="id3" draw:start-glue-point="2" draw:end-shape="id2" svg:d="m15400 13200v2051h-3300v2049" svg:viewBox="0 0 3301 4101">
          <text:p/>
        </draw:connector>
        <draw:frame draw:style-name="gr3" draw:text-style-name="P3" draw:layer="layout" svg:width="6.573cm" svg:height="1.149cm" svg:x="13.827cm" svg:y="15.6cm">
          <draw:text-box>
            <text:p><text:span text:style-name="T1">コンパイル</text:span><text:span text:style-name="T1">+</text:span><text:span text:style-name="T1">リンク</text:span></text:p>
          </draw:text-box>
        </draw:frame>
        <draw:custom-shape draw:style-name="gr4" draw:text-style-name="P2" xml:id="id5" draw:id="id5" draw:layer="layout" svg:width="5.1cm" svg:height="4.4cm" svg:x="4.5cm" svg:y="5.1cm">
          <text:p text:style-name="P1"><text:span text:style-name="T1">Jhc</text:span></text:p>
          <text:p text:style-name="P1"><text:span text:style-name="T1">コンパイル</text:span></text:p>
          <text:p text:style-name="P1"><text:span text:style-name="T1">パイプライン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onnector draw:style-name="gr5" draw:text-style-name="P1" draw:layer="layout" draw:type="line" svg:x1="7.035cm" svg:y1="3.6cm" svg:x2="7.05cm" svg:y2="5.1cm" draw:start-shape="id4" draw:start-glue-point="2" draw:end-shape="id5" draw:end-glue-point="0" svg:d="m7035 3600 15 1500" svg:viewBox="0 0 16 1501">
          <text:p/>
        </draw:connector>
        <draw:connector draw:style-name="gr5" draw:text-style-name="P1" draw:layer="layout" draw:type="line" svg:x1="7.05cm" svg:y1="9.5cm" svg:x2="7.05cm" svg:y2="10.9cm" draw:start-shape="id5" draw:start-glue-point="2" draw:end-shape="id1" draw:end-glue-point="0" svg:d="m7050 9500v1400" svg:viewBox="0 0 1 1401">
          <text:p/>
        </draw:connector>
        <draw:g xml:id="id6" draw:id="id6">
          <draw:custom-shape draw:style-name="gr1" draw:text-style-name="P2" draw:layer="layout" svg:width="7.8cm" svg:height="2.3cm" svg:x="19.9cm" svg:y="11.3cm">
            <text:p text:style-name="P1"><text:span text:style-name="T1">bootloader</text:span><text:span text:style-name="T1">既存コード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7.8cm" svg:height="2.3cm" svg:x="19.7cm" svg:y="11.1cm">
            <text:p text:style-name="P1"><text:span text:style-name="T1">bootloader</text:span><text:span text:style-name="T1">既存コード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7.8cm" svg:height="2.3cm" svg:x="19.5cm" svg:y="10.9cm">
            <text:p text:style-name="P1"><text:span text:style-name="T1">bootloader</text:span><text:span text:style-name="T1">既存コード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2" draw:text-style-name="P1" draw:layer="layout" draw:line-skew="-0.151cm" svg:x1="23.6cm" svg:y1="13.6cm" svg:x2="12.1cm" svg:y2="17.3cm" draw:start-shape="id6" draw:start-glue-point="2" draw:end-shape="id2" svg:d="m23600 13600v1700h-11500v2000" svg:viewBox="0 0 11501 3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kabe Kiwamu</meta:initial-creator>
    <meta:creation-date>2012-11-30T11:18:36</meta:creation-date>
    <dc:date>2012-12-16T12:47:19</dc:date>
    <dc:creator>Okabe Kiwamu</dc:creator>
    <meta:editing-duration>PT55M34S</meta:editing-duration>
    <meta:editing-cycles>67</meta:editing-cycles>
    <meta:generator>LibreOffice/3.6$Linux_X86_64 LibreOffice_project/360m1$Build-1</meta:generator>
    <meta:document-statistic meta:object-count="15"/>
  </office:meta>
</office:document-meta>
</file>